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0814CF78E001760097.png" manifest:media-type="image/png"/>
  <manifest:file-entry manifest:full-path="Pictures/1000000000000500000003586D91337C6AA88B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66cm" svg:height="18.433cm" svg:x="0.969cm" svg:y="1.109cm">
          <draw:image xlink:href="Pictures/1000000000000500000003586D91337C6AA88B82.png" xlink:type="simple" xlink:show="embed" xlink:actuate="onLoad">
            <text:p/>
          </draw:image>
        </draw:frame>
        <draw:frame draw:style-name="gr1" draw:text-style-name="P1" draw:layer="layout" svg:width="30.932cm" svg:height="24.937cm" svg:x="-0.087cm" svg:y="-1.286cm">
          <draw:image xlink:href="Pictures/10000000000005000000040814CF78E0017600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22:02:37.270189882</meta:creation-date>
    <dc:date>2018-09-25T22:12:47.325508228</dc:date>
    <meta:editing-duration>PT10M10S</meta:editing-duration>
    <meta:editing-cycles>1</meta:editing-cycles>
    <meta:document-statistic meta:object-count="2"/>
    <meta:generator>LibreOffice/5.1.6.2$Linux_X86_64 LibreOffice_project/10m0$Build-2</meta:generator>
  </office:meta>
</office:document-meta>
</file>